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eding Request Sequence Diagram</text:p>
      <text:p text:style-name="P2"/>
      <text:p text:style-name="P1">This diagram is used to show the dynamic interaction between the different objects used when executing a breeding request. There are two actors and two objects involved in the breeding request. The User represents the person placing their monster up for breeding. The User's Friend represents a valid friend, another user of the game, who wishes to use the user's monster for breeding with one of their monsters. The Monster List is the User's monster list and can be found on the User's Home Page. The User's Friend's Monster List is found on the User's Friend's Home Page. </text:p>
      <text:p text:style-name="P1"/>
      <text:p text:style-name="P1">The User accesses his Monster List and chooses a monster and puts it up for breeding. The User's Friend will be able to see that the monster is up for breeding, and can select it from the User's Monster List. After selecting a monster, the User's Friend must select a monster from their own list for the selected monster to breed with. The number of children is calculated based on an algorithm which is included in the Significant Algorithm section. These children are then added to the User's Friend's Monster List. The User's Friend gives money to the User, which is added to the User's cash pile. Throughout this time, the user's monster never actually goes over to the User's Friend; only the monster's attributes are needed to perform the breed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19:26:40.02</meta:creation-date>
    <dc:date>2013-01-28T16:44:15.51</dc:date>
    <dc:creator>Kit Farmer</dc:creator>
    <meta:editing-duration>PT12M29S</meta:editing-duration>
    <meta:editing-cycles>3</meta:editing-cycles>
    <meta:generator>OpenOffice.org/3.4.1$Win32 OpenOffice.org_project/341m1$Build-9593</meta:generator>
    <meta:document-statistic meta:table-count="0" meta:image-count="0" meta:object-count="0" meta:page-count="1" meta:paragraph-count="3" meta:word-count="234" meta:character-count="1372"/>
  </office:meta>
</office:document-meta>
</file>